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0,765,428,57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7,926,285,714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6,169,428,57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5,799,714,285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3,524,210,52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9,197,543,85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5,164,210,52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9,233,333,333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2,583,157,894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,214,385,964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9,271,523,178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2,664,165,103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,276,674,36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,103,901,996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838,351,088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977,560,877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461,978,498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534,803,921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,904,662,604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450,564,467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605,688,065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450,349,634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378,759,97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0:43.695007973</dc:date>
    <meta:editing-duration>PT7H22M33S</meta:editing-duration>
    <meta:editing-cycles>176</meta:editing-cycles>
    <meta:generator>LibreOffice/7.2.6.2$Linux_X86_64 LibreOffice_project/20$Build-2</meta:generator>
    <meta:document-statistic meta:table-count="1" meta:cell-count="48" meta:object-count="0"/>
  </office:meta>
</office:document-meta>
</file>